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static_5f_tab" style:display-name="static_tab" style:family="table">
      <style:table-properties style:width="17cm" table:align="margins"/>
    </style:style>
    <style:style style:name="static_5f_tab.A" style:display-name="static_tab.A" style:family="table-column">
      <style:table-column-properties style:column-width="8.5cm" style:rel-column-width="32767*"/>
    </style:style>
    <style:style style:name="static_5f_tab.B" style:display-name="static_tab.B" style:family="table-column">
      <style:table-column-properties style:column-width="8.5cm" style:rel-column-width="32768*"/>
    </style:style>
    <style:style style:name="static_5f_tab.A1" style:display-name="static_tab.A1" style:family="table-cell">
      <style:table-cell-properties style:writing-mode="page"/>
    </style:style>
    <style:style style:name="P1" style:family="paragraph" style:parent-style-name="Table_20_Contents">
      <style:text-properties officeooo:rsid="0009a62c" officeooo:paragraph-rsid="0009a62c"/>
    </style:style>
    <style:style style:name="P2" style:family="paragraph" style:parent-style-name="Table_20_Contents">
      <style:text-properties officeooo:rsid="001120cc" officeooo:paragraph-rsid="001120cc"/>
    </style:style>
    <style:style style:name="P3" style:family="paragraph" style:parent-style-name="Table_20_Contents">
      <style:text-properties fo:color="#c9211e" loext:opacity="100%" style:font-name="DejaVu Serif" fo:font-size="22pt" style:font-size-asian="22pt" style:font-size-complex="22pt"/>
    </style:style>
    <style:style style:name="P4" style:family="paragraph" style:parent-style-name="Text_20_body">
      <style:text-properties officeooo:rsid="0012963b" officeooo:paragraph-rsid="0012963b"/>
    </style:style>
    <style:style style:name="T1" style:family="text">
      <style:text-properties officeooo:rsid="0011d9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static_tab" table:style-name="static_5f_tab">
        <table:table-column table:style-name="static_5f_tab.A"/>
        <table:table-column table:style-name="static_5f_tab.B"/>
        <table:table-row table:style-name="TableLine94377561306640">
          <table:table-cell table:style-name="static_5f_tab.A1" office:value-type="string">
            <text:p text:style-name="P3">faer test</text:p>
          </table:table-cell>
          <table:table-cell table:style-name="static_5f_tab.A1" office:value-type="string">
            <text:p text:style-name="P3">Ezga $var1 kiazd</text:p>
          </table:table-cell>
        </table:table-row>
        <table:table-row table:style-name="TableLine94377616202720">
          <table:table-cell table:style-name="static_5f_tab.A1" office:value-type="string">
            <text:p text:style-name="P1">$var2</text:p>
          </table:table-cell>
          <table:table-cell table:style-name="static_5f_tab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34:35.653170077</meta:creation-date>
    <dc:date>2021-07-15T10:08:14.149341253</dc:date>
    <meta:editing-duration>PT22M52S</meta:editing-duration>
    <meta:editing-cycles>7</meta:editing-cycles>
    <meta:generator>LibreOffice/7.0.4.2$Linux_X86_64 LibreOffice_project/00$Build-2</meta:generator>
    <meta:document-statistic meta:table-count="1" meta:image-count="0" meta:object-count="0" meta:page-count="1" meta:paragraph-count="3" meta:word-count="6" meta:character-count="30" meta:non-whitespace-character-count="27"/>
  </office:meta>
</office:document-meta>
</file>